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<text:a xlink:href="https://attack.mitre.org/wiki/Initial_Access" xlink:type="simple">Initial Access</text:a></text:p>
          </table:table-cell>
          <table:table-cell table:style-name="ce1" office:value-type="string" calcext:value-type="string">
            <text:p><text:a xlink:href="https://attack.mitre.org/wiki/Execution" xlink:type="simple">Execution</text:a></text:p>
          </table:table-cell>
          <table:table-cell table:style-name="ce1" office:value-type="string" calcext:value-type="string">
            <text:p><text:a xlink:href="https://attack.mitre.org/wiki/Persistence" xlink:type="simple">Persistence</text:a></text:p>
          </table:table-cell>
          <table:table-cell table:style-name="ce1" office:value-type="string" calcext:value-type="string">
            <text:p><text:a xlink:href="https://attack.mitre.org/wiki/Privilege_Escalation" xlink:type="simple">Privilege Escalation</text:a></text:p>
          </table:table-cell>
          <table:table-cell table:style-name="ce1" office:value-type="string" calcext:value-type="string">
            <text:p><text:a xlink:href="https://attack.mitre.org/wiki/Defense_Evasion" xlink:type="simple">Defense Evasion</text:a></text:p>
          </table:table-cell>
          <table:table-cell table:style-name="ce1" office:value-type="string" calcext:value-type="string">
            <text:p><text:a xlink:href="https://attack.mitre.org/wiki/Credential_Access" xlink:type="simple">Credential Access</text:a></text:p>
          </table:table-cell>
          <table:table-cell table:style-name="ce1" office:value-type="string" calcext:value-type="string">
            <text:p><text:a xlink:href="https://attack.mitre.org/wiki/Discovery" xlink:type="simple">Discovery</text:a></text:p>
          </table:table-cell>
          <table:table-cell table:style-name="ce1" office:value-type="string" calcext:value-type="string">
            <text:p><text:a xlink:href="https://attack.mitre.org/wiki/Lateral_Movement" xlink:type="simple">Lateral Movement</text:a></text:p>
          </table:table-cell>
          <table:table-cell table:style-name="ce1" office:value-type="string" calcext:value-type="string">
            <text:p><text:a xlink:href="https://attack.mitre.org/wiki/Collection" xlink:type="simple">Collection</text:a></text:p>
          </table:table-cell>
          <table:table-cell table:style-name="ce1" office:value-type="string" calcext:value-type="string">
            <text:p><text:a xlink:href="https://attack.mitre.org/wiki/Exfiltration" xlink:type="simple">Exfiltration</text:a></text:p>
          </table:table-cell>
          <table:table-cell table:style-name="ce1" office:value-type="string" calcext:value-type="string">
            <text:p><text:a xlink:href="https://attack.mitre.org/wiki/Command_and_Control" xlink:type="simple">Command and Control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89" xlink:type="simple">Drive-by Compromise</text:a></text:p>
          </table:table-cell>
          <table:table-cell table:style-name="ce2" office:value-type="string" calcext:value-type="string">
            <text:p><text:a xlink:href="https://attack.mitre.org/wiki/Technique/T1155" xlink:type="simple">AppleScript</text:a></text:p>
          </table:table-cell>
          <table:table-cell table:style-name="ce2" office:value-type="string" calcext:value-type="string">
            <text:p><text:a xlink:href="https://attack.mitre.org/wiki/Technique/T1156" xlink:type="simple">.bash_profile and .bashrc</text:a></text:p>
          </table:table-cell>
          <table:table-cell table:style-name="ce2" office:value-type="string" calcext:value-type="string">
            <text:p><text:a xlink:href="https://attack.mitre.org/wiki/Technique/T1134" xlink:type="simple">Access Token Manipulation</text:a></text:p>
          </table:table-cell>
          <table:table-cell table:style-name="ce2" office:value-type="string" calcext:value-type="string">
            <text:p><text:a xlink:href="https://attack.mitre.org/wiki/Technique/T1134" xlink:type="simple">Access Token Manipulation</text:a></text:p>
          </table:table-cell>
          <table:table-cell table:style-name="ce2" office:value-type="string" calcext:value-type="string">
            <text:p><text:a xlink:href="https://attack.mitre.org/wiki/Technique/T1098" xlink:type="simple">Account Manipulation</text:a></text:p>
          </table:table-cell>
          <table:table-cell table:style-name="ce2" office:value-type="string" calcext:value-type="string">
            <text:p><text:a xlink:href="https://attack.mitre.org/wiki/Technique/T1087" xlink:type="simple">Account Discovery</text:a></text:p>
          </table:table-cell>
          <table:table-cell table:style-name="ce2" office:value-type="string" calcext:value-type="string">
            <text:p><text:a xlink:href="https://attack.mitre.org/wiki/Technique/T1155" xlink:type="simple">AppleScript</text:a></text:p>
          </table:table-cell>
          <table:table-cell table:style-name="ce2" office:value-type="string" calcext:value-type="string">
            <text:p><text:a xlink:href="https://attack.mitre.org/wiki/Technique/T1123" xlink:type="simple">Audio Capture</text:a></text:p>
          </table:table-cell>
          <table:table-cell table:style-name="ce2" office:value-type="string" calcext:value-type="string">
            <text:p><text:a xlink:href="https://attack.mitre.org/wiki/Technique/T1020" xlink:type="simple">Automated Exfiltration</text:a></text:p>
          </table:table-cell>
          <table:table-cell table:style-name="ce2" office:value-type="string" calcext:value-type="string">
            <text:p><text:a xlink:href="https://attack.mitre.org/wiki/Technique/T1043" xlink:type="simple">Commonly Used Por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0" xlink:type="simple">Exploit Public-Facing Application</text:a></text:p>
          </table:table-cell>
          <table:table-cell table:style-name="ce2" office:value-type="string" calcext:value-type="string">
            <text:p><text:a xlink:href="https://attack.mitre.org/wiki/Technique/T1191" xlink:type="simple">CMSTP</text:a></text:p>
          </table:table-cell>
          <table:table-cell table:style-name="ce2" office:value-type="string" calcext:value-type="string">
            <text:p><text:a xlink:href="https://attack.mitre.org/wiki/Technique/T1015" xlink:type="simple">Accessibility Features</text:a></text:p>
          </table:table-cell>
          <table:table-cell table:style-name="ce2" office:value-type="string" calcext:value-type="string">
            <text:p><text:a xlink:href="https://attack.mitre.org/wiki/Technique/T1015" xlink:type="simple">Accessibility Features</text:a></text:p>
          </table:table-cell>
          <table:table-cell table:style-name="ce2" office:value-type="string" calcext:value-type="string">
            <text:p><text:a xlink:href="https://attack.mitre.org/wiki/Technique/T1197" xlink:type="simple">BITS Jobs</text:a></text:p>
          </table:table-cell>
          <table:table-cell table:style-name="ce2" office:value-type="string" calcext:value-type="string">
            <text:p><text:a xlink:href="https://attack.mitre.org/wiki/Technique/T1139" xlink:type="simple">Bash History</text:a></text:p>
          </table:table-cell>
          <table:table-cell table:style-name="ce2" office:value-type="string" calcext:value-type="string">
            <text:p><text:a xlink:href="https://attack.mitre.org/wiki/Technique/T1010" xlink:type="simple">Application Window Discovery</text:a></text:p>
          </table:table-cell>
          <table:table-cell table:style-name="ce2" office:value-type="string" calcext:value-type="string">
            <text:p><text:a xlink:href="https://attack.mitre.org/wiki/Technique/T1017" xlink:type="simple">Application Deployment Software</text:a></text:p>
          </table:table-cell>
          <table:table-cell table:style-name="ce2" office:value-type="string" calcext:value-type="string">
            <text:p><text:a xlink:href="https://attack.mitre.org/wiki/Technique/T1119" xlink:type="simple">Automated Collection</text:a></text:p>
          </table:table-cell>
          <table:table-cell table:style-name="ce2" office:value-type="string" calcext:value-type="string">
            <text:p><text:a xlink:href="https://attack.mitre.org/wiki/Technique/T1002" xlink:type="simple">Data Compressed</text:a></text:p>
          </table:table-cell>
          <table:table-cell table:style-name="ce2" office:value-type="string" calcext:value-type="string">
            <text:p><text:a xlink:href="https://attack.mitre.org/wiki/Technique/T1092" xlink:type="simple">Communication Through Removable Media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200" xlink:type="simple">Hardware Additions</text:a></text:p>
          </table:table-cell>
          <table:table-cell table:style-name="ce2" office:value-type="string" calcext:value-type="string">
            <text:p><text:a xlink:href="https://attack.mitre.org/wiki/Technique/T1059" xlink:type="simple">Command-Line Interface</text:a></text:p>
          </table:table-cell>
          <table:table-cell table:style-name="ce2" office:value-type="string" calcext:value-type="string">
            <text:p><text:a xlink:href="https://attack.mitre.org/wiki/Technique/T1182" xlink:type="simple">AppCert DLLs</text:a></text:p>
          </table:table-cell>
          <table:table-cell table:style-name="ce2" office:value-type="string" calcext:value-type="string">
            <text:p><text:a xlink:href="https://attack.mitre.org/wiki/Technique/T1182" xlink:type="simple">AppCert DLLs</text:a></text:p>
          </table:table-cell>
          <table:table-cell table:style-name="ce2" office:value-type="string" calcext:value-type="string">
            <text:p><text:a xlink:href="https://attack.mitre.org/wiki/Technique/T1009" xlink:type="simple">Binary Padding</text:a></text:p>
          </table:table-cell>
          <table:table-cell table:style-name="ce2" office:value-type="string" calcext:value-type="string">
            <text:p><text:a xlink:href="https://attack.mitre.org/wiki/Technique/T1110" xlink:type="simple">Brute Force</text:a></text:p>
          </table:table-cell>
          <table:table-cell table:style-name="ce2" office:value-type="string" calcext:value-type="string">
            <text:p><text:a xlink:href="https://attack.mitre.org/wiki/Technique/T1217" xlink:type="simple">Browser Bookmark Discovery</text:a></text:p>
          </table:table-cell>
          <table:table-cell table:style-name="ce2" office:value-type="string" calcext:value-type="string">
            <text:p><text:a xlink:href="https://attack.mitre.org/wiki/Technique/T1175" xlink:type="simple">Distributed Component Object Model</text:a></text:p>
          </table:table-cell>
          <table:table-cell table:style-name="ce2" office:value-type="string" calcext:value-type="string">
            <text:p><text:a xlink:href="https://attack.mitre.org/wiki/Technique/T1115" xlink:type="simple">Clipboard Data</text:a></text:p>
          </table:table-cell>
          <table:table-cell table:style-name="ce2" office:value-type="string" calcext:value-type="string">
            <text:p><text:a xlink:href="https://attack.mitre.org/wiki/Technique/T1022" xlink:type="simple">Data Encrypted</text:a></text:p>
          </table:table-cell>
          <table:table-cell table:style-name="ce2" office:value-type="string" calcext:value-type="string">
            <text:p><text:a xlink:href="https://attack.mitre.org/wiki/Technique/T1090" xlink:type="simple">Connection Proxy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091" xlink:type="simple">Replication Through Removable Media</text:a></text:p>
          </table:table-cell>
          <table:table-cell table:style-name="ce2" office:value-type="string" calcext:value-type="string">
            <text:p><text:a xlink:href="https://attack.mitre.org/wiki/Technique/T1196" xlink:type="simple">Control Panel Items</text:a></text:p>
          </table:table-cell>
          <table:table-cell table:style-name="ce2" office:value-type="string" calcext:value-type="string">
            <text:p><text:a xlink:href="https://attack.mitre.org/wiki/Technique/T1103" xlink:type="simple">AppInit DLLs</text:a></text:p>
          </table:table-cell>
          <table:table-cell table:style-name="ce2" office:value-type="string" calcext:value-type="string">
            <text:p><text:a xlink:href="https://attack.mitre.org/wiki/Technique/T1103" xlink:type="simple">AppInit DLLs</text:a></text:p>
          </table:table-cell>
          <table:table-cell table:style-name="ce2" office:value-type="string" calcext:value-type="string">
            <text:p><text:a xlink:href="https://attack.mitre.org/wiki/Technique/T1088" xlink:type="simple">Bypass User Account Control</text:a></text:p>
          </table:table-cell>
          <table:table-cell table:style-name="ce2" office:value-type="string" calcext:value-type="string">
            <text:p><text:a xlink:href="https://attack.mitre.org/wiki/Technique/T1003" xlink:type="simple">Credential Dumping</text:a></text:p>
          </table:table-cell>
          <table:table-cell table:style-name="ce2" office:value-type="string" calcext:value-type="string">
            <text:p><text:a xlink:href="https://attack.mitre.org/wiki/Technique/T1083" xlink:type="simple">File and Directory Discovery</text:a></text:p>
          </table:table-cell>
          <table:table-cell table:style-name="ce2" office:value-type="string" calcext:value-type="string">
            <text:p><text:a xlink:href="https://attack.mitre.org/wiki/Technique/T1210" xlink:type="simple">Exploitation of Remote Services</text:a></text:p>
          </table:table-cell>
          <table:table-cell table:style-name="ce2" office:value-type="string" calcext:value-type="string">
            <text:p><text:a xlink:href="https://attack.mitre.org/wiki/Technique/T1074" xlink:type="simple">Data Staged</text:a></text:p>
          </table:table-cell>
          <table:table-cell table:style-name="ce2" office:value-type="string" calcext:value-type="string">
            <text:p><text:a xlink:href="https://attack.mitre.org/wiki/Technique/T1030" xlink:type="simple">Data Transfer Size Limits</text:a></text:p>
          </table:table-cell>
          <table:table-cell table:style-name="ce2" office:value-type="string" calcext:value-type="string">
            <text:p><text:a xlink:href="https://attack.mitre.org/wiki/Technique/T1094" xlink:type="simple">Custom Command and Control Protocol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3" xlink:type="simple">Spearphishing Attachment</text:a></text:p>
          </table:table-cell>
          <table:table-cell table:style-name="ce2" office:value-type="string" calcext:value-type="string">
            <text:p><text:a xlink:href="https://attack.mitre.org/wiki/Technique/T1173" xlink:type="simple">Dynamic Data Exchange</text:a></text:p>
          </table:table-cell>
          <table:table-cell table:style-name="ce2" office:value-type="string" calcext:value-type="string">
            <text:p><text:a xlink:href="https://attack.mitre.org/wiki/Technique/T1138" xlink:type="simple">Application Shimming</text:a></text:p>
          </table:table-cell>
          <table:table-cell table:style-name="ce2" office:value-type="string" calcext:value-type="string">
            <text:p><text:a xlink:href="https://attack.mitre.org/wiki/Technique/T1138" xlink:type="simple">Application Shimming</text:a></text:p>
          </table:table-cell>
          <table:table-cell table:style-name="ce2" office:value-type="string" calcext:value-type="string">
            <text:p><text:a xlink:href="https://attack.mitre.org/wiki/Technique/T1191" xlink:type="simple">CMSTP</text:a></text:p>
          </table:table-cell>
          <table:table-cell table:style-name="ce2" office:value-type="string" calcext:value-type="string">
            <text:p><text:a xlink:href="https://attack.mitre.org/wiki/Technique/T1081" xlink:type="simple">Credentials in Files</text:a></text:p>
          </table:table-cell>
          <table:table-cell table:style-name="ce2" office:value-type="string" calcext:value-type="string">
            <text:p><text:a xlink:href="https://attack.mitre.org/wiki/Technique/T1046" xlink:type="simple">Network Service Scanning</text:a></text:p>
          </table:table-cell>
          <table:table-cell table:style-name="ce2" office:value-type="string" calcext:value-type="string">
            <text:p><text:a xlink:href="https://attack.mitre.org/wiki/Technique/T1037" xlink:type="simple">Logon Scripts</text:a></text:p>
          </table:table-cell>
          <table:table-cell table:style-name="ce2" office:value-type="string" calcext:value-type="string">
            <text:p><text:a xlink:href="https://attack.mitre.org/wiki/Technique/T1213" xlink:type="simple">Data from Information Repositories</text:a></text:p>
          </table:table-cell>
          <table:table-cell table:style-name="ce2" office:value-type="string" calcext:value-type="string">
            <text:p><text:a xlink:href="https://attack.mitre.org/wiki/Technique/T1048" xlink:type="simple">Exfiltration Over Alternative Protocol</text:a></text:p>
          </table:table-cell>
          <table:table-cell table:style-name="ce2" office:value-type="string" calcext:value-type="string">
            <text:p><text:a xlink:href="https://attack.mitre.org/wiki/Technique/T1024" xlink:type="simple">Custom Cryptographic Protocol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2" xlink:type="simple">Spearphishing Link</text:a></text:p>
          </table:table-cell>
          <table:table-cell table:style-name="ce2" office:value-type="string" calcext:value-type="string">
            <text:p><text:a xlink:href="https://attack.mitre.org/wiki/Technique/T1106" xlink:type="simple">Execution through API</text:a></text:p>
          </table:table-cell>
          <table:table-cell table:style-name="ce2" office:value-type="string" calcext:value-type="string">
            <text:p><text:a xlink:href="https://attack.mitre.org/wiki/Technique/T1131" xlink:type="simple">Authentication Package</text:a></text:p>
          </table:table-cell>
          <table:table-cell table:style-name="ce2" office:value-type="string" calcext:value-type="string">
            <text:p><text:a xlink:href="https://attack.mitre.org/wiki/Technique/T1088" xlink:type="simple">Bypass User Account Control</text:a></text:p>
          </table:table-cell>
          <table:table-cell table:style-name="ce2" office:value-type="string" calcext:value-type="string">
            <text:p><text:a xlink:href="https://attack.mitre.org/wiki/Technique/T1146" xlink:type="simple">Clear Command History</text:a></text:p>
          </table:table-cell>
          <table:table-cell table:style-name="ce2" office:value-type="string" calcext:value-type="string">
            <text:p><text:a xlink:href="https://attack.mitre.org/wiki/Technique/T1214" xlink:type="simple">Credentials in Registry</text:a></text:p>
          </table:table-cell>
          <table:table-cell table:style-name="ce2" office:value-type="string" calcext:value-type="string">
            <text:p><text:a xlink:href="https://attack.mitre.org/wiki/Technique/T1135" xlink:type="simple">Network Share Discovery</text:a></text:p>
          </table:table-cell>
          <table:table-cell table:style-name="ce2" office:value-type="string" calcext:value-type="string">
            <text:p><text:a xlink:href="https://attack.mitre.org/wiki/Technique/T1075" xlink:type="simple">Pass the Hash</text:a></text:p>
          </table:table-cell>
          <table:table-cell table:style-name="ce2" office:value-type="string" calcext:value-type="string">
            <text:p><text:a xlink:href="https://attack.mitre.org/wiki/Technique/T1005" xlink:type="simple">Data from Local System</text:a></text:p>
          </table:table-cell>
          <table:table-cell table:style-name="ce2" office:value-type="string" calcext:value-type="string">
            <text:p><text:a xlink:href="https://attack.mitre.org/wiki/Technique/T1041" xlink:type="simple">Exfiltration Over Command and Control Channel</text:a></text:p>
          </table:table-cell>
          <table:table-cell table:style-name="ce2" office:value-type="string" calcext:value-type="string">
            <text:p><text:a xlink:href="https://attack.mitre.org/wiki/Technique/T1132" xlink:type="simple">Data Encoding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4" xlink:type="simple">Spearphishing via Service</text:a></text:p>
          </table:table-cell>
          <table:table-cell table:style-name="ce2" office:value-type="string" calcext:value-type="string">
            <text:p><text:a xlink:href="https://attack.mitre.org/wiki/Technique/T1129" xlink:type="simple">Execution through Module Load</text:a></text:p>
          </table:table-cell>
          <table:table-cell table:style-name="ce2" office:value-type="string" calcext:value-type="string">
            <text:p><text:a xlink:href="https://attack.mitre.org/wiki/Technique/T1197" xlink:type="simple">BITS Jobs</text:a></text:p>
          </table:table-cell>
          <table:table-cell table:style-name="ce2" office:value-type="string" calcext:value-type="string">
            <text:p><text:a xlink:href="https://attack.mitre.org/wiki/Technique/T1038" xlink:type="simple">DLL Search Order Hijacking</text:a></text:p>
          </table:table-cell>
          <table:table-cell table:style-name="ce2" office:value-type="string" calcext:value-type="string">
            <text:p><text:a xlink:href="https://attack.mitre.org/wiki/Technique/T1116" xlink:type="simple">Code Signing</text:a></text:p>
          </table:table-cell>
          <table:table-cell table:style-name="ce2" office:value-type="string" calcext:value-type="string">
            <text:p><text:a xlink:href="https://attack.mitre.org/wiki/Technique/T1212" xlink:type="simple">Exploitation for Credential Access</text:a></text:p>
          </table:table-cell>
          <table:table-cell table:style-name="ce2" office:value-type="string" calcext:value-type="string">
            <text:p><text:a xlink:href="https://attack.mitre.org/wiki/Technique/T1201" xlink:type="simple">Password Policy Discovery</text:a></text:p>
          </table:table-cell>
          <table:table-cell table:style-name="ce2" office:value-type="string" calcext:value-type="string">
            <text:p><text:a xlink:href="https://attack.mitre.org/wiki/Technique/T1097" xlink:type="simple">Pass the Ticket</text:a></text:p>
          </table:table-cell>
          <table:table-cell table:style-name="ce2" office:value-type="string" calcext:value-type="string">
            <text:p><text:a xlink:href="https://attack.mitre.org/wiki/Technique/T1039" xlink:type="simple">Data from Network Shared Drive</text:a></text:p>
          </table:table-cell>
          <table:table-cell table:style-name="ce2" office:value-type="string" calcext:value-type="string">
            <text:p><text:a xlink:href="https://attack.mitre.org/wiki/Technique/T1011" xlink:type="simple">Exfiltration Over Other Network Medium</text:a></text:p>
          </table:table-cell>
          <table:table-cell table:style-name="ce2" office:value-type="string" calcext:value-type="string">
            <text:p><text:a xlink:href="https://attack.mitre.org/wiki/Technique/T1001" xlink:type="simple">Data Obfuscation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5" xlink:type="simple">Supply Chain Compromise</text:a></text:p>
          </table:table-cell>
          <table:table-cell table:style-name="ce2" office:value-type="string" calcext:value-type="string">
            <text:p><text:a xlink:href="https://attack.mitre.org/wiki/Technique/T1203" xlink:type="simple">Exploitation for Client Execution</text:a></text:p>
          </table:table-cell>
          <table:table-cell table:style-name="ce2" office:value-type="string" calcext:value-type="string">
            <text:p><text:a xlink:href="https://attack.mitre.org/wiki/Technique/T1067" xlink:type="simple">Bootkit</text:a></text:p>
          </table:table-cell>
          <table:table-cell table:style-name="ce2" office:value-type="string" calcext:value-type="string">
            <text:p><text:a xlink:href="https://attack.mitre.org/wiki/Technique/T1157" xlink:type="simple">Dylib Hijacking</text:a></text:p>
          </table:table-cell>
          <table:table-cell table:style-name="ce2" office:value-type="string" calcext:value-type="string">
            <text:p><text:a xlink:href="https://attack.mitre.org/wiki/Technique/T1109" xlink:type="simple">Component Firmware</text:a></text:p>
          </table:table-cell>
          <table:table-cell table:style-name="ce2" office:value-type="string" calcext:value-type="string">
            <text:p><text:a xlink:href="https://attack.mitre.org/wiki/Technique/T1187" xlink:type="simple">Forced Authentication</text:a></text:p>
          </table:table-cell>
          <table:table-cell table:style-name="ce2" office:value-type="string" calcext:value-type="string">
            <text:p><text:a xlink:href="https://attack.mitre.org/wiki/Technique/T1120" xlink:type="simple">Peripheral Device Discovery</text:a></text:p>
          </table:table-cell>
          <table:table-cell table:style-name="ce2" office:value-type="string" calcext:value-type="string">
            <text:p><text:a xlink:href="https://attack.mitre.org/wiki/Technique/T1076" xlink:type="simple">Remote Desktop Protocol</text:a></text:p>
          </table:table-cell>
          <table:table-cell table:style-name="ce2" office:value-type="string" calcext:value-type="string">
            <text:p><text:a xlink:href="https://attack.mitre.org/wiki/Technique/T1025" xlink:type="simple">Data from Removable Media</text:a></text:p>
          </table:table-cell>
          <table:table-cell table:style-name="ce2" office:value-type="string" calcext:value-type="string">
            <text:p><text:a xlink:href="https://attack.mitre.org/wiki/Technique/T1052" xlink:type="simple">Exfiltration Over Physical Medium</text:a></text:p>
          </table:table-cell>
          <table:table-cell table:style-name="ce2" office:value-type="string" calcext:value-type="string">
            <text:p><text:a xlink:href="https://attack.mitre.org/wiki/Technique/T1172" xlink:type="simple">Domain Fronting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199" xlink:type="simple">Trusted Relationship</text:a></text:p>
          </table:table-cell>
          <table:table-cell table:style-name="ce2" office:value-type="string" calcext:value-type="string">
            <text:p><text:a xlink:href="https://attack.mitre.org/wiki/Technique/T1061" xlink:type="simple">Graphical User Interface</text:a></text:p>
          </table:table-cell>
          <table:table-cell table:style-name="ce2" office:value-type="string" calcext:value-type="string">
            <text:p><text:a xlink:href="https://attack.mitre.org/wiki/Technique/T1176" xlink:type="simple">Browser Extensions</text:a></text:p>
          </table:table-cell>
          <table:table-cell table:style-name="ce2" office:value-type="string" calcext:value-type="string">
            <text:p><text:a xlink:href="https://attack.mitre.org/wiki/Technique/T1068" xlink:type="simple">Exploitation for Privilege Escalation</text:a></text:p>
          </table:table-cell>
          <table:table-cell table:style-name="ce2" office:value-type="string" calcext:value-type="string">
            <text:p><text:a xlink:href="https://attack.mitre.org/wiki/Technique/T1122" xlink:type="simple">Component Object Model Hijacking</text:a></text:p>
          </table:table-cell>
          <table:table-cell table:style-name="ce2" office:value-type="string" calcext:value-type="string">
            <text:p><text:a xlink:href="https://attack.mitre.org/wiki/Technique/T1179" xlink:type="simple">Hooking</text:a></text:p>
          </table:table-cell>
          <table:table-cell table:style-name="ce2" office:value-type="string" calcext:value-type="string">
            <text:p><text:a xlink:href="https://attack.mitre.org/wiki/Technique/T1069" xlink:type="simple">Permission Groups Discovery</text:a></text:p>
          </table:table-cell>
          <table:table-cell table:style-name="ce2" office:value-type="string" calcext:value-type="string">
            <text:p><text:a xlink:href="https://attack.mitre.org/wiki/Technique/T1105" xlink:type="simple">Remote File Copy</text:a></text:p>
          </table:table-cell>
          <table:table-cell table:style-name="ce2" office:value-type="string" calcext:value-type="string">
            <text:p><text:a xlink:href="https://attack.mitre.org/wiki/Technique/T1114" xlink:type="simple">Email Collection</text:a></text:p>
          </table:table-cell>
          <table:table-cell table:style-name="ce2" office:value-type="string" calcext:value-type="string">
            <text:p><text:a xlink:href="https://attack.mitre.org/wiki/Technique/T1029" xlink:type="simple">Scheduled Transfer</text:a></text:p>
          </table:table-cell>
          <table:table-cell table:style-name="ce2" office:value-type="string" calcext:value-type="string">
            <text:p><text:a xlink:href="https://attack.mitre.org/wiki/Technique/T1008" xlink:type="simple">Fallback Channels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attack.mitre.org/wiki/Technique/T1078" xlink:type="simple">Valid Accounts</text:a></text:p>
          </table:table-cell>
          <table:table-cell table:style-name="ce2" office:value-type="string" calcext:value-type="string">
            <text:p><text:a xlink:href="https://attack.mitre.org/wiki/Technique/T1118" xlink:type="simple">InstallUtil</text:a></text:p>
          </table:table-cell>
          <table:table-cell table:style-name="ce2" office:value-type="string" calcext:value-type="string">
            <text:p><text:a xlink:href="https://attack.mitre.org/wiki/Technique/T1042" xlink:type="simple">Change Default File Association</text:a></text:p>
          </table:table-cell>
          <table:table-cell table:style-name="ce2" office:value-type="string" calcext:value-type="string">
            <text:p><text:a xlink:href="https://attack.mitre.org/wiki/Technique/T1181" xlink:type="simple">Extra Window Memory Injection</text:a></text:p>
          </table:table-cell>
          <table:table-cell table:style-name="ce2" office:value-type="string" calcext:value-type="string">
            <text:p><text:a xlink:href="https://attack.mitre.org/wiki/Technique/T1196" xlink:type="simple">Control Panel Items</text:a></text:p>
          </table:table-cell>
          <table:table-cell table:style-name="ce2" office:value-type="string" calcext:value-type="string">
            <text:p><text:a xlink:href="https://attack.mitre.org/wiki/Technique/T1056" xlink:type="simple">Input Capture</text:a></text:p>
          </table:table-cell>
          <table:table-cell table:style-name="ce2" office:value-type="string" calcext:value-type="string">
            <text:p><text:a xlink:href="https://attack.mitre.org/wiki/Technique/T1057" xlink:type="simple">Process Discovery</text:a></text:p>
          </table:table-cell>
          <table:table-cell table:style-name="ce2" office:value-type="string" calcext:value-type="string">
            <text:p><text:a xlink:href="https://attack.mitre.org/wiki/Technique/T1021" xlink:type="simple">Remote Services</text:a></text:p>
          </table:table-cell>
          <table:table-cell table:style-name="ce2" office:value-type="string" calcext:value-type="string">
            <text:p><text:a xlink:href="https://attack.mitre.org/wiki/Technique/T1056" xlink:type="simple">Input Capture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4" xlink:type="simple">Multi-Stage Channels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77" xlink:type="simple">LSASS Driver</text:a></text:p>
          </table:table-cell>
          <table:table-cell table:style-name="ce2" office:value-type="string" calcext:value-type="string">
            <text:p><text:a xlink:href="https://attack.mitre.org/wiki/Technique/T1109" xlink:type="simple">Component Firmware</text:a></text:p>
          </table:table-cell>
          <table:table-cell table:style-name="ce2" office:value-type="string" calcext:value-type="string">
            <text:p><text:a xlink:href="https://attack.mitre.org/wiki/Technique/T1044" xlink:type="simple">File System Permissions Weakness</text:a></text:p>
          </table:table-cell>
          <table:table-cell table:style-name="ce2" office:value-type="string" calcext:value-type="string">
            <text:p><text:a xlink:href="https://attack.mitre.org/wiki/Technique/T1207" xlink:type="simple">DCShadow</text:a></text:p>
          </table:table-cell>
          <table:table-cell table:style-name="ce2" office:value-type="string" calcext:value-type="string">
            <text:p><text:a xlink:href="https://attack.mitre.org/wiki/Technique/T1141" xlink:type="simple">Input Prompt</text:a></text:p>
          </table:table-cell>
          <table:table-cell table:style-name="ce2" office:value-type="string" calcext:value-type="string">
            <text:p><text:a xlink:href="https://attack.mitre.org/wiki/Technique/T1012" xlink:type="simple">Query Registry</text:a></text:p>
          </table:table-cell>
          <table:table-cell table:style-name="ce2" office:value-type="string" calcext:value-type="string">
            <text:p><text:a xlink:href="https://attack.mitre.org/wiki/Technique/T1091" xlink:type="simple">Replication Through Removable Media</text:a></text:p>
          </table:table-cell>
          <table:table-cell table:style-name="ce2" office:value-type="string" calcext:value-type="string">
            <text:p><text:a xlink:href="https://attack.mitre.org/wiki/Technique/T1185" xlink:type="simple">Man in the Browser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88" xlink:type="simple">Multi-hop Proxy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2" xlink:type="simple">Launchctl</text:a></text:p>
          </table:table-cell>
          <table:table-cell table:style-name="ce2" office:value-type="string" calcext:value-type="string">
            <text:p><text:a xlink:href="https://attack.mitre.org/wiki/Technique/T1122" xlink:type="simple">Component Object Model Hijacking</text:a></text:p>
          </table:table-cell>
          <table:table-cell table:style-name="ce2" office:value-type="string" calcext:value-type="string">
            <text:p><text:a xlink:href="https://attack.mitre.org/wiki/Technique/T1179" xlink:type="simple">Hooking</text:a></text:p>
          </table:table-cell>
          <table:table-cell table:style-name="ce2" office:value-type="string" calcext:value-type="string">
            <text:p><text:a xlink:href="https://attack.mitre.org/wiki/Technique/T1038" xlink:type="simple">DLL Search Order Hijacking</text:a></text:p>
          </table:table-cell>
          <table:table-cell table:style-name="ce2" office:value-type="string" calcext:value-type="string">
            <text:p><text:a xlink:href="https://attack.mitre.org/wiki/Technique/T1208" xlink:type="simple">Kerberoasting</text:a></text:p>
          </table:table-cell>
          <table:table-cell table:style-name="ce2" office:value-type="string" calcext:value-type="string">
            <text:p><text:a xlink:href="https://attack.mitre.org/wiki/Technique/T1018" xlink:type="simple">Remote System Discovery</text:a></text:p>
          </table:table-cell>
          <table:table-cell table:style-name="ce2" office:value-type="string" calcext:value-type="string">
            <text:p><text:a xlink:href="https://attack.mitre.org/wiki/Technique/T1184" xlink:type="simple">SSH Hijacking</text:a></text:p>
          </table:table-cell>
          <table:table-cell table:style-name="ce2" office:value-type="string" calcext:value-type="string">
            <text:p><text:a xlink:href="https://attack.mitre.org/wiki/Technique/T1113" xlink:type="simple">Screen Capture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26" xlink:type="simple">Multiband Communication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68" xlink:type="simple">Local Job Scheduling</text:a></text:p>
          </table:table-cell>
          <table:table-cell table:style-name="ce2" office:value-type="string" calcext:value-type="string">
            <text:p><text:a xlink:href="https://attack.mitre.org/wiki/Technique/T1136" xlink:type="simple">Create Account</text:a></text:p>
          </table:table-cell>
          <table:table-cell table:style-name="ce2" office:value-type="string" calcext:value-type="string">
            <text:p><text:a xlink:href="https://attack.mitre.org/wiki/Technique/T1183" xlink:type="simple">Image File Execution Options Injection</text:a></text:p>
          </table:table-cell>
          <table:table-cell table:style-name="ce2" office:value-type="string" calcext:value-type="string">
            <text:p><text:a xlink:href="https://attack.mitre.org/wiki/Technique/T1073" xlink:type="simple">DLL Side-Loading</text:a></text:p>
          </table:table-cell>
          <table:table-cell table:style-name="ce2" office:value-type="string" calcext:value-type="string">
            <text:p><text:a xlink:href="https://attack.mitre.org/wiki/Technique/T1142" xlink:type="simple">Keychain</text:a></text:p>
          </table:table-cell>
          <table:table-cell table:style-name="ce2" office:value-type="string" calcext:value-type="string">
            <text:p><text:a xlink:href="https://attack.mitre.org/wiki/Technique/T1063" xlink:type="simple">Security Software Discovery</text:a></text:p>
          </table:table-cell>
          <table:table-cell table:style-name="ce2" office:value-type="string" calcext:value-type="string">
            <text:p><text:a xlink:href="https://attack.mitre.org/wiki/Technique/T1051" xlink:type="simple">Shared Webroot</text:a></text:p>
          </table:table-cell>
          <table:table-cell table:style-name="ce2" office:value-type="string" calcext:value-type="string">
            <text:p><text:a xlink:href="https://attack.mitre.org/wiki/Technique/T1125" xlink:type="simple">Video Capture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79" xlink:type="simple">Multilayer Encryption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70" xlink:type="simple">Mshta</text:a></text:p>
          </table:table-cell>
          <table:table-cell table:style-name="ce2" office:value-type="string" calcext:value-type="string">
            <text:p><text:a xlink:href="https://attack.mitre.org/wiki/Technique/T1038" xlink:type="simple">DLL Search Order Hijacking</text:a></text:p>
          </table:table-cell>
          <table:table-cell table:style-name="ce2" office:value-type="string" calcext:value-type="string">
            <text:p><text:a xlink:href="https://attack.mitre.org/wiki/Technique/T1160" xlink:type="simple">Launch Daemon</text:a></text:p>
          </table:table-cell>
          <table:table-cell table:style-name="ce2" office:value-type="string" calcext:value-type="string">
            <text:p><text:a xlink:href="https://attack.mitre.org/wiki/Technique/T1140" xlink:type="simple">Deobfuscate/Decode Files or Information</text:a></text:p>
          </table:table-cell>
          <table:table-cell table:style-name="ce2" office:value-type="string" calcext:value-type="string">
            <text:p><text:a xlink:href="https://attack.mitre.org/wiki/Technique/T1171" xlink:type="simple">LLMNR/NBT-NS Poisoning</text:a></text:p>
          </table:table-cell>
          <table:table-cell table:style-name="ce2" office:value-type="string" calcext:value-type="string">
            <text:p><text:a xlink:href="https://attack.mitre.org/wiki/Technique/T1082" xlink:type="simple">System Information Discovery</text:a></text:p>
          </table:table-cell>
          <table:table-cell table:style-name="ce2" office:value-type="string" calcext:value-type="string">
            <text:p><text:a xlink:href="https://attack.mitre.org/wiki/Technique/T1080" xlink:type="simple">Taint Shared Content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5" xlink:type="simple">Port Knocking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86" xlink:type="simple">PowerShell</text:a></text:p>
          </table:table-cell>
          <table:table-cell table:style-name="ce2" office:value-type="string" calcext:value-type="string">
            <text:p><text:a xlink:href="https://attack.mitre.org/wiki/Technique/T1157" xlink:type="simple">Dylib Hijacking</text:a></text:p>
          </table:table-cell>
          <table:table-cell table:style-name="ce2" office:value-type="string" calcext:value-type="string">
            <text:p><text:a xlink:href="https://attack.mitre.org/wiki/Technique/T1050" xlink:type="simple">New Service</text:a></text:p>
          </table:table-cell>
          <table:table-cell table:style-name="ce2" office:value-type="string" calcext:value-type="string">
            <text:p><text:a xlink:href="https://attack.mitre.org/wiki/Technique/T1089" xlink:type="simple">Disabling Security Tools</text:a></text:p>
          </table:table-cell>
          <table:table-cell table:style-name="ce2" office:value-type="string" calcext:value-type="string">
            <text:p><text:a xlink:href="https://attack.mitre.org/wiki/Technique/T1040" xlink:type="simple">Network Sniffing</text:a></text:p>
          </table:table-cell>
          <table:table-cell table:style-name="ce2" office:value-type="string" calcext:value-type="string">
            <text:p><text:a xlink:href="https://attack.mitre.org/wiki/Technique/T1016" xlink:type="simple">System Network Configuration Discovery</text:a></text:p>
          </table:table-cell>
          <table:table-cell table:style-name="ce2" office:value-type="string" calcext:value-type="string">
            <text:p><text:a xlink:href="https://attack.mitre.org/wiki/Technique/T1072" xlink:type="simple">Third-party Software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19" xlink:type="simple">Remote Access Tools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1" xlink:type="simple">Regsvcs/Regasm</text:a></text:p>
          </table:table-cell>
          <table:table-cell table:style-name="ce2" office:value-type="string" calcext:value-type="string">
            <text:p><text:a xlink:href="https://attack.mitre.org/wiki/Technique/T1133" xlink:type="simple">External Remote Services</text:a></text:p>
          </table:table-cell>
          <table:table-cell table:style-name="ce2" office:value-type="string" calcext:value-type="string">
            <text:p><text:a xlink:href="https://attack.mitre.org/wiki/Technique/T1034" xlink:type="simple">Path Interception</text:a></text:p>
          </table:table-cell>
          <table:table-cell table:style-name="ce2" office:value-type="string" calcext:value-type="string">
            <text:p><text:a xlink:href="https://attack.mitre.org/wiki/Technique/T1211" xlink:type="simple">Exploitation for Defense Evasion</text:a></text:p>
          </table:table-cell>
          <table:table-cell table:style-name="ce2" office:value-type="string" calcext:value-type="string">
            <text:p><text:a xlink:href="https://attack.mitre.org/wiki/Technique/T1174" xlink:type="simple">Password Filter DLL</text:a></text:p>
          </table:table-cell>
          <table:table-cell table:style-name="ce2" office:value-type="string" calcext:value-type="string">
            <text:p><text:a xlink:href="https://attack.mitre.org/wiki/Technique/T1049" xlink:type="simple">System Network Connections Discovery</text:a></text:p>
          </table:table-cell>
          <table:table-cell table:style-name="ce2" office:value-type="string" calcext:value-type="string">
            <text:p><text:a xlink:href="https://attack.mitre.org/wiki/Technique/T1077" xlink:type="simple">Windows Admin Share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5" xlink:type="simple">Remote File Copy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17" xlink:type="simple">Regsvr32</text:a></text:p>
          </table:table-cell>
          <table:table-cell table:style-name="ce2" office:value-type="string" calcext:value-type="string">
            <text:p><text:a xlink:href="https://attack.mitre.org/wiki/Technique/T1044" xlink:type="simple">File System Permissions Weakness</text:a></text:p>
          </table:table-cell>
          <table:table-cell table:style-name="ce2" office:value-type="string" calcext:value-type="string">
            <text:p><text:a xlink:href="https://attack.mitre.org/wiki/Technique/T1150" xlink:type="simple">Plist Modification</text:a></text:p>
          </table:table-cell>
          <table:table-cell table:style-name="ce2" office:value-type="string" calcext:value-type="string">
            <text:p><text:a xlink:href="https://attack.mitre.org/wiki/Technique/T1181" xlink:type="simple">Extra Window Memory Injection</text:a></text:p>
          </table:table-cell>
          <table:table-cell table:style-name="ce2" office:value-type="string" calcext:value-type="string">
            <text:p><text:a xlink:href="https://attack.mitre.org/wiki/Technique/T1145" xlink:type="simple">Private Keys</text:a></text:p>
          </table:table-cell>
          <table:table-cell table:style-name="ce2" office:value-type="string" calcext:value-type="string">
            <text:p><text:a xlink:href="https://attack.mitre.org/wiki/Technique/T1033" xlink:type="simple">System Owner/User Discovery</text:a></text:p>
          </table:table-cell>
          <table:table-cell table:style-name="ce2" office:value-type="string" calcext:value-type="string">
            <text:p><text:a xlink:href="https://attack.mitre.org/wiki/Technique/T1028" xlink:type="simple">Windows Remote Management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71" xlink:type="simple">Standard Application Layer Protocol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85" xlink:type="simple">Rundll32</text:a></text:p>
          </table:table-cell>
          <table:table-cell table:style-name="ce2" office:value-type="string" calcext:value-type="string">
            <text:p><text:a xlink:href="https://attack.mitre.org/wiki/Technique/T1158" xlink:type="simple">Hidden Files and Directories</text:a></text:p>
          </table:table-cell>
          <table:table-cell table:style-name="ce2" office:value-type="string" calcext:value-type="string">
            <text:p><text:a xlink:href="https://attack.mitre.org/wiki/Technique/T1013" xlink:type="simple">Port Monitors</text:a></text:p>
          </table:table-cell>
          <table:table-cell table:style-name="ce2" office:value-type="string" calcext:value-type="string">
            <text:p><text:a xlink:href="https://attack.mitre.org/wiki/Technique/T1107" xlink:type="simple">File Deletion</text:a></text:p>
          </table:table-cell>
          <table:table-cell table:style-name="ce2" office:value-type="string" calcext:value-type="string">
            <text:p><text:a xlink:href="https://attack.mitre.org/wiki/Technique/T1091" xlink:type="simple">Replication Through Removable Media</text:a></text:p>
          </table:table-cell>
          <table:table-cell table:style-name="ce2" office:value-type="string" calcext:value-type="string">
            <text:p><text:a xlink:href="https://attack.mitre.org/wiki/Technique/T1007" xlink:type="simple">System Service Discovery</text:a></text:p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32" xlink:type="simple">Standard Cryptographic Protocol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53" xlink:type="simple">Scheduled Task</text:a></text:p>
          </table:table-cell>
          <table:table-cell table:style-name="ce2" office:value-type="string" calcext:value-type="string">
            <text:p><text:a xlink:href="https://attack.mitre.org/wiki/Technique/T1179" xlink:type="simple">Hooking</text:a></text:p>
          </table:table-cell>
          <table:table-cell table:style-name="ce2" office:value-type="string" calcext:value-type="string">
            <text:p><text:a xlink:href="https://attack.mitre.org/wiki/Technique/T1055" xlink:type="simple">Process Injection</text:a></text:p>
          </table:table-cell>
          <table:table-cell table:style-name="ce2" office:value-type="string" calcext:value-type="string">
            <text:p><text:a xlink:href="https://attack.mitre.org/wiki/Technique/T1006" xlink:type="simple">File System Logical Offsets</text:a></text:p>
          </table:table-cell>
          <table:table-cell table:style-name="ce2" office:value-type="string" calcext:value-type="string">
            <text:p><text:a xlink:href="https://attack.mitre.org/wiki/Technique/T1167" xlink:type="simple">Securityd Memory</text:a></text:p>
          </table:table-cell>
          <table:table-cell table:style-name="ce2" office:value-type="string" calcext:value-type="string">
            <text:p><text:a xlink:href="https://attack.mitre.org/wiki/Technique/T1124" xlink:type="simple">System Time Discovery</text:a></text:p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95" xlink:type="simple">Standard Non-Application Layer Protocol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64" xlink:type="simple">Scripting</text:a></text:p>
          </table:table-cell>
          <table:table-cell table:style-name="ce2" office:value-type="string" calcext:value-type="string">
            <text:p><text:a xlink:href="https://attack.mitre.org/wiki/Technique/T1062" xlink:type="simple">Hypervisor</text:a></text:p>
          </table:table-cell>
          <table:table-cell table:style-name="ce2" office:value-type="string" calcext:value-type="string">
            <text:p><text:a xlink:href="https://attack.mitre.org/wiki/Technique/T1178" xlink:type="simple">SID-History Injection</text:a></text:p>
          </table:table-cell>
          <table:table-cell table:style-name="ce2" office:value-type="string" calcext:value-type="string">
            <text:p><text:a xlink:href="https://attack.mitre.org/wiki/Technique/T1144" xlink:type="simple">Gatekeeper Bypass</text:a></text:p>
          </table:table-cell>
          <table:table-cell table:style-name="ce2" office:value-type="string" calcext:value-type="string">
            <text:p><text:a xlink:href="https://attack.mitre.org/wiki/Technique/T1111" xlink:type="simple">Two-Factor Authentication Intercep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65" xlink:type="simple">Uncommonly Used Port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35" xlink:type="simple">Service Execution</text:a></text:p>
          </table:table-cell>
          <table:table-cell table:style-name="ce2" office:value-type="string" calcext:value-type="string">
            <text:p><text:a xlink:href="https://attack.mitre.org/wiki/Technique/T1183" xlink:type="simple">Image File Execution Options Injection</text:a></text:p>
          </table:table-cell>
          <table:table-cell table:style-name="ce2" office:value-type="string" calcext:value-type="string">
            <text:p><text:a xlink:href="https://attack.mitre.org/wiki/Technique/T1053" xlink:type="simple">Scheduled Task</text:a></text:p>
          </table:table-cell>
          <table:table-cell table:style-name="ce2" office:value-type="string" calcext:value-type="string">
            <text:p><text:a xlink:href="https://attack.mitre.org/wiki/Technique/T1148" xlink:type="simple">HISTCONTRO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2" xlink:type="simple">Web Service</text:a>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18" xlink:type="simple">Signed Binary Proxy Execution</text:a></text:p>
          </table:table-cell>
          <table:table-cell table:style-name="ce2" office:value-type="string" calcext:value-type="string">
            <text:p><text:a xlink:href="https://attack.mitre.org/wiki/Technique/T1215" xlink:type="simple">Kernel Modules and Extensions</text:a></text:p>
          </table:table-cell>
          <table:table-cell table:style-name="ce2" office:value-type="string" calcext:value-type="string">
            <text:p><text:a xlink:href="https://attack.mitre.org/wiki/Technique/T1058" xlink:type="simple">Service Registry Permissions Weakness</text:a></text:p>
          </table:table-cell>
          <table:table-cell table:style-name="ce2" office:value-type="string" calcext:value-type="string">
            <text:p><text:a xlink:href="https://attack.mitre.org/wiki/Technique/T1158" xlink:type="simple">Hidden Files and Directorie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16" xlink:type="simple">Signed Script Proxy Execution</text:a></text:p>
          </table:table-cell>
          <table:table-cell table:style-name="ce2" office:value-type="string" calcext:value-type="string">
            <text:p><text:a xlink:href="https://attack.mitre.org/wiki/Technique/T1161" xlink:type="simple">LC_LOAD_DYLIB Addition</text:a></text:p>
          </table:table-cell>
          <table:table-cell table:style-name="ce2" office:value-type="string" calcext:value-type="string">
            <text:p><text:a xlink:href="https://attack.mitre.org/wiki/Technique/T1166" xlink:type="simple">Setuid and Setgid</text:a></text:p>
          </table:table-cell>
          <table:table-cell table:style-name="ce2" office:value-type="string" calcext:value-type="string">
            <text:p><text:a xlink:href="https://attack.mitre.org/wiki/Technique/T1147" xlink:type="simple">Hidden User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3" xlink:type="simple">Source</text:a></text:p>
          </table:table-cell>
          <table:table-cell table:style-name="ce2" office:value-type="string" calcext:value-type="string">
            <text:p><text:a xlink:href="https://attack.mitre.org/wiki/Technique/T1177" xlink:type="simple">LSASS Driver</text:a></text:p>
          </table:table-cell>
          <table:table-cell table:style-name="ce2" office:value-type="string" calcext:value-type="string">
            <text:p><text:a xlink:href="https://attack.mitre.org/wiki/Technique/T1165" xlink:type="simple">Startup Items</text:a></text:p>
          </table:table-cell>
          <table:table-cell table:style-name="ce2" office:value-type="string" calcext:value-type="string">
            <text:p><text:a xlink:href="https://attack.mitre.org/wiki/Technique/T1143" xlink:type="simple">Hidden Window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1" xlink:type="simple">Space after Filename</text:a></text:p>
          </table:table-cell>
          <table:table-cell table:style-name="ce2" office:value-type="string" calcext:value-type="string">
            <text:p><text:a xlink:href="https://attack.mitre.org/wiki/Technique/T1159" xlink:type="simple">Launch Agent</text:a></text:p>
          </table:table-cell>
          <table:table-cell table:style-name="ce2" office:value-type="string" calcext:value-type="string">
            <text:p><text:a xlink:href="https://attack.mitre.org/wiki/Technique/T1169" xlink:type="simple">Sudo</text:a></text:p>
          </table:table-cell>
          <table:table-cell table:style-name="ce2" office:value-type="string" calcext:value-type="string">
            <text:p><text:a xlink:href="https://attack.mitre.org/wiki/Technique/T1183" xlink:type="simple">Image File Execution Options Injec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72" xlink:type="simple">Third-party Software</text:a></text:p>
          </table:table-cell>
          <table:table-cell table:style-name="ce2" office:value-type="string" calcext:value-type="string">
            <text:p><text:a xlink:href="https://attack.mitre.org/wiki/Technique/T1160" xlink:type="simple">Launch Daemon</text:a></text:p>
          </table:table-cell>
          <table:table-cell table:style-name="ce2" office:value-type="string" calcext:value-type="string">
            <text:p><text:a xlink:href="https://attack.mitre.org/wiki/Technique/T1206" xlink:type="simple">Sudo Caching</text:a></text:p>
          </table:table-cell>
          <table:table-cell table:style-name="ce2" office:value-type="string" calcext:value-type="string">
            <text:p><text:a xlink:href="https://attack.mitre.org/wiki/Technique/T1054" xlink:type="simple">Indicator Blo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4" xlink:type="simple">Trap</text:a></text:p>
          </table:table-cell>
          <table:table-cell table:style-name="ce2" office:value-type="string" calcext:value-type="string">
            <text:p><text:a xlink:href="https://attack.mitre.org/wiki/Technique/T1152" xlink:type="simple">Launchctl</text:a></text:p>
          </table:table-cell>
          <table:table-cell table:style-name="ce2" office:value-type="string" calcext:value-type="string">
            <text:p><text:a xlink:href="https://attack.mitre.org/wiki/Technique/T1078" xlink:type="simple">Valid Accounts</text:a></text:p>
          </table:table-cell>
          <table:table-cell table:style-name="ce2" office:value-type="string" calcext:value-type="string">
            <text:p><text:a xlink:href="https://attack.mitre.org/wiki/Technique/T1066" xlink:type="simple">Indicator Removal from Tool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7" xlink:type="simple">Trusted Developer Utilities</text:a></text:p>
          </table:table-cell>
          <table:table-cell table:style-name="ce2" office:value-type="string" calcext:value-type="string">
            <text:p><text:a xlink:href="https://attack.mitre.org/wiki/Technique/T1168" xlink:type="simple">Local Job Scheduling</text:a></text:p>
          </table:table-cell>
          <table:table-cell table:style-name="ce2" office:value-type="string" calcext:value-type="string">
            <text:p><text:a xlink:href="https://attack.mitre.org/wiki/Technique/T1100" xlink:type="simple">Web Shell</text:a></text:p>
          </table:table-cell>
          <table:table-cell table:style-name="ce2" office:value-type="string" calcext:value-type="string">
            <text:p><text:a xlink:href="https://attack.mitre.org/wiki/Technique/T1070" xlink:type="simple">Indicator Removal on Host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4" xlink:type="simple">User Execution</text:a></text:p>
          </table:table-cell>
          <table:table-cell table:style-name="ce2" office:value-type="string" calcext:value-type="string">
            <text:p><text:a xlink:href="https://attack.mitre.org/wiki/Technique/T1162" xlink:type="simple">Login Item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2" xlink:type="simple">Indirect Command Execu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47" xlink:type="simple">Windows Management Instrumentation</text:a></text:p>
          </table:table-cell>
          <table:table-cell table:style-name="ce2" office:value-type="string" calcext:value-type="string">
            <text:p><text:a xlink:href="https://attack.mitre.org/wiki/Technique/T1037" xlink:type="simple">Logon Scrip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30" xlink:type="simple">Install Root Certificat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28" xlink:type="simple">Windows Remote Management</text:a></text:p>
          </table:table-cell>
          <table:table-cell table:style-name="ce2" office:value-type="string" calcext:value-type="string">
            <text:p><text:a xlink:href="https://attack.mitre.org/wiki/Technique/T1031" xlink:type="simple">Modify Existing Servic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18" xlink:type="simple">InstallUti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8" xlink:type="simple">Netsh Helper DL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49" xlink:type="simple">LC_MAIN Hija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50" xlink:type="simple">New Servic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2" xlink:type="simple">Launchct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37" xlink:type="simple">Office Application Startup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36" xlink:type="simple">Masquerad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34" xlink:type="simple">Path Intercep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12" xlink:type="simple">Modify Registry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0" xlink:type="simple">Plist Modifica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70" xlink:type="simple">Mshta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5" xlink:type="simple">Port Kno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96" xlink:type="simple">NTFS File Attribute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13" xlink:type="simple">Port Monitor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6" xlink:type="simple">Network Share Connection Remova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63" xlink:type="simple">Rc.comm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27" xlink:type="simple">Obfuscated Files or Informa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64" xlink:type="simple">Re-opened Application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0" xlink:type="simple">Plist Modifica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8" xlink:type="simple">Redundant Acces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5" xlink:type="simple">Port Kno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60" xlink:type="simple">Registry Run Keys / Start Folder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86" xlink:type="simple">Process Doppelgäng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98" xlink:type="simple">SIP and Trust Provider Hija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93" xlink:type="simple">Process Hollow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53" xlink:type="simple">Scheduled Task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55" xlink:type="simple">Process Injec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80" xlink:type="simple">Screensaver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8" xlink:type="simple">Redundant Acces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1" xlink:type="simple">Security Support Provider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1" xlink:type="simple">Regsvcs/Regasm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58" xlink:type="simple">Service Registry Permissions Weaknes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17" xlink:type="simple">Regsvr32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23" xlink:type="simple">Shortcut Modifica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14" xlink:type="simple">Rootkit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65" xlink:type="simple">Startup Item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85" xlink:type="simple">Rundll32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19" xlink:type="simple">System Firmwar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98" xlink:type="simple">SIP and Trust Provider Hija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09" xlink:type="simple">Time Provider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64" xlink:type="simple">Script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4" xlink:type="simple">Trap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18" xlink:type="simple">Signed Binary Proxy Execu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78" xlink:type="simple">Valid Accoun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216" xlink:type="simple">Signed Script Proxy Execu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0" xlink:type="simple">Web Shel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45" xlink:type="simple">Software Packing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84" xlink:type="simple">Windows Management Instrumentation Event Subscriptio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51" xlink:type="simple">Space after Filenam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04" xlink:type="simple">Winlogon Helper DL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99" xlink:type="simple">Timestomp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27" xlink:type="simple">Trusted Developer Utilitie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078" xlink:type="simple">Valid Accoun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<text:a xlink:href="https://attack.mitre.org/wiki/Technique/T1102" xlink:type="simple">Web Service</text:a></text:p>
          </table:table-cell>
          <table:table-cell table:style-name="ce2" table:number-columns-repeated="3"/>
          <table:table-cell table:style-name="ce4" table:number-columns-repeated="3"/>
        </table:table-row>
        <table:table-row table:style-name="ro1" table:number-rows-repeated="104851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20:46.137813384</meta:creation-date>
    <dc:date>2018-04-23T22:25:53.457153100</dc:date>
    <meta:editing-duration>PT5M7S</meta:editing-duration>
    <meta:editing-cycles>1</meta:editing-cycles>
    <meta:document-statistic meta:table-count="1" meta:cell-count="654" meta:object-count="0"/>
    <meta:generator>LibreOffice/6.0.2.1.0$Linux_X86_64 LibreOffice_project/00m0$Build-1</meta:generator>
  </office:meta>
</office:document-meta>
</file>